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3.069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padding="0cm" fo:border="non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tracked-changes text:track-changes="false">
        <text:changed-region xml:id="ct115523840" text:id="ct115523840">
          <text:insertion>
            <office:change-info>
              <dc:creator>Luc Saffre</dc:creator>
              <dc:date>2012-04-13T09:49:00</dc:date>
            </office:change-info>
          </text:insertion>
        </text:changed-region>
        <text:changed-region xml:id="ct115297048" text:id="ct115297048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5442664" text:id="ct115442664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5230376" text:id="ct115230376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3320760" text:id="ct113320760">
          <text:insertion>
            <office:change-info>
              <dc:creator>Luc Saffre</dc:creator>
              <dc:date>2012-04-13T13:18:00</dc:date>
            </office:change-info>
          </text:insertion>
        </text:changed-region>
        <text:changed-region xml:id="ct113998872" text:id="ct113998872">
          <text:insertion>
            <office:change-info>
              <dc:creator>Luc Saffre</dc:creator>
              <dc:date>2012-04-13T17:34:00</dc:date>
            </office:change-info>
          </text:insertion>
        </text:changed-region>
        <text:changed-region xml:id="ct113980936" text:id="ct113980936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4863888" text:id="ct114863888">
          <text:insertion>
            <office:change-info>
              <dc:creator>Luc Saffre</dc:creator>
              <dc:date>2012-04-13T13:19:00</dc:date>
            </office:change-info>
          </text:insertion>
        </text:changed-region>
        <text:changed-region xml:id="ct115515256" text:id="ct115515256">
          <text:insertion>
            <office:change-info>
              <dc:creator>Luc Saffre</dc:creator>
              <dc:date>2012-04-13T13:18:00</dc:date>
            </office:change-info>
          </text:insertion>
        </text:changed-region>
        <text:changed-region xml:id="ct116171384" text:id="ct116171384">
          <text:insertion>
            <office:change-info>
              <dc:creator>Luc Saffre</dc:creator>
              <dc:date>2012-04-13T17:35:00</dc:date>
            </office:change-info>
          </text:insertion>
        </text:changed-region>
        <text:changed-region xml:id="ct116201440" text:id="ct116201440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5079816" text:id="ct115079816">
          <text:insertion>
            <office:change-info>
              <dc:creator>Luc Saffre</dc:creator>
              <dc:date>2012-04-13T09:50:00</dc:date>
            </office:change-info>
          </text:insertion>
        </text:changed-region>
        <text:changed-region xml:id="ct112393640" text:id="ct11239364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5158032" text:id="ct115158032">
          <text:insertion>
            <office:change-info>
              <dc:creator>Luc Saffre</dc:creator>
              <dc:date>2012-04-13T09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nanzielle Situation</text:h>
      <text:h text:style-name="Heading_20_2" text:outline-level="2">Allgemeine Auskünfte</text:h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>Herr</text:p>
          </table:table-cell>
          <table:table-cell table:style-name="Table1.A1" table:number-columns-spanned="2" office:value-type="string">
            <text:p text:style-name="Table_20_Contents">Frau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Table_20_Contents">NAME:</text:p>
          </table:table-cell>
          <table:table-cell table:style-name="Table1.A1" office:value-type="string">
            <text:p text:style-name="P4"><text:change-start text:change-id="ct115523840"/>self.actor1.person<text:change-end text:change-id="ct115523840"/></text:p>
          </table:table-cell>
          <table:table-cell table:style-name="Table1.A1" table:number-columns-spanned="2" office:value-type="string">
            <text:p text:style-name="P4"><text:change-start text:change-id="ct115297048"/>self.actor2.person<text:change-end text:change-id="ct115297048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4">Adresse</text:p>
          </table:table-cell>
          <table:table-cell table:style-name="Table1.A1" office:value-type="string">
            <text:p text:style-name="P4"><text:change-start text:change-id="ct115442664"/>self.actor1.person.address(', ')<text:change-end text:change-id="ct115442664"/></text:p>
          </table:table-cell>
          <table:table-cell table:style-name="Table1.A1" table:number-columns-spanned="2" office:value-type="string">
            <text:p text:style-name="P4"><text:change-start text:change-id="ct115230376"/>self.actor2.person.address(', ')<text:change-end text:change-id="ct115230376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Telefon</text:p>
          </table:table-cell>
          <table:table-cell table:style-name="Table1.A1" office:value-type="string">
            <text:p text:style-name="P4"><text:change-start text:change-id="ct113320760"/>self.actor1.person.phone<text:change-end text:change-id="ct113320760"/></text:p>
          </table:table-cell>
          <table:table-cell table:style-name="Table1.A1" table:number-columns-spanned="2" office:value-type="string">
            <text:p text:style-name="Table_20_Contents"><text:change-start text:change-id="ct113998872"/>self.actor2.person.phone<text:change-end text:change-id="ct113998872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-mai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 </text:p>
          </table:table-cell>
        </table:table-row>
        <table:table-row table:style-name="Table1.1">
          <table:table-cell table:style-name="Table1.A1" office:value-type="string">
            <text:p text:style-name="P4">Geburtsdatum</text:p>
          </table:table-cell>
          <table:table-cell table:style-name="Table1.A1" office:value-type="string">
            <text:p text:style-name="P4"><text:change-start text:change-id="ct113980936"/>dtos(self.actor1.person.birth_date)<text:change-end text:change-id="ct113980936"/></text:p>
          </table:table-cell>
          <table:table-cell table:style-name="Table1.A1" table:number-columns-spanned="2" office:value-type="string">
            <text:p text:style-name="Table_20_Contents"><text:change-start text:change-id="ct114863888"/>dtos(self.actor2.person.birth_date)<text:change-end text:change-id="ct114863888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Berufliche Lage</text:p>
          </table:table-cell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Familienstand</text:p>
          </table:table-cell>
          <table:table-cell table:style-name="Table1.A1" office:value-type="string">
            <text:p text:style-name="P4"><text:change-start text:change-id="ct115515256"/>self.actor1.person.civil_state<text:change-end text:change-id="ct115515256"/></text:p>
          </table:table-cell>
          <table:table-cell table:style-name="Table1.A1" table:number-columns-spanned="2" office:value-type="string">
            <text:p text:style-name="P4"><text:change-start text:change-id="ct116171384"/>self.actor2.person.civil_state<text:change-end text:change-id="ct116171384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Haushaltszusammensetzung</text:p>
          </table:table-cell>
          <table:table-cell table:style-name="Table1.A1" office:value-type="string">
            <text:p text:style-name="P4">3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Kinder (Namen, Geburtsdaten)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 </text:p>
          </table:table-cell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">ERSTGESPRÄCH:</text:p>
          </table:table-cell>
          <table:table-cell table:style-name="Table1.A1" office:value-type="string">
            <text:p text:style-name="P4">19.01.12</text:p>
          </table:table-cell>
          <table:table-cell table:style-name="Table1.A1" table:number-columns-spanned="2" office:value-type="string">
            <text:p text:style-name="Table_20_Contents"> </text:p>
          </table:table-cell>
          <table:covered-table-cell/>
        </table:table-row>
      </table:table>
      <text:p text:style-name="Text_20_body"/>
      <text:p text:style-name="Text_20_body"/>
      <text:section text:style-name="Sect1" text:name="Section1">
        <text:h text:style-name="Heading_20_2" text:outline-level="2"><text:change-start text:change-id="ct116201440"/>group<text:change-end text:change-id="ct116201440"/></text:h>
        <text:p text:style-name="Text_20_body">bla<office:annotation><dc:creator>Luc Saffre</dc:creator><dc:date>2012-04-21T22:46:05.38</dc:date><text:p text:style-name="P6"><text:span text:style-name="T2">do section for group in self.item_groups()</text:span></text:p></office:annotation> <office:annotation><dc:creator>Luc Saffre</dc:creator><dc:date>2012-04-21T23:35:34.40</dc:date><text:p text:style-name="P6"><text:span text:style-name="T2">do text</text:span></text:p><text:p text:style-name="P6"><text:span text:style-name="T2">from table(ar.spawn('debts.EntriesByBudget', master_instance=self, item__group=group))</text:span></text:p></office:annotation></text:p>
        <text:p text:style-name="Text_20_body"/>
      </text:section>
      <text:p text:style-name="Standard"/>
      <text:h text:style-name="Heading_20_2" text:outline-level="2">Schulden</text:h>
      <text:p text:style-name="Standard"><office:annotation><dc:creator>Luc Saffre</dc:creator><dc:date>2012-04-26T17:03:49.82</dc:date><text:p text:style-name="P7"><text:span text:style-name="T3">do text</text:span></text:p><text:p text:style-name="P7"><text:span text:style-name="T3">from table(ar.spawn('debts.DebtsByBudget',master_instance=self))</text:span></text:p></office:annotation>bla</text:p>
      <text:p text:style-name="Standard"/>
      <text:p text:style-name="Standard"/>
      <text:p text:style-name="Standard">Datum: <text:change-start text:change-id="ct115079816"/>dtosl(self.date)<text:change-end text:change-id="ct115079816"/></text:p>
      <text:p text:style-name="Standard">Benutzer: <text:change-start text:change-id="ct112393640"/>self.user<text:change-end text:change-id="ct112393640"/></text:p>
      <text:p text:style-name="Standard"/>
      <text:p text:style-name="Standard"><text:change-start text:change-id="ct115158032"/>self.intro<text:change-end text:change-id="ct115158032"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37" text:date-value="2012-04-26T17:04:53.40">26.04.12</text:date></text:span><text:span text:style-name="T1"> um </text:span><text:span text:style-name="T1"><text:time style:data-style-name="N41" text:time-value="2012-04-26T17:04:53.40">17:02:58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4-26T17:04:52.40</dc:date>
    <dc:creator>Luc Saffre</dc:creator>
    <meta:editing-duration>PT10H23M47S</meta:editing-duration>
    <meta:editing-cycles>32</meta:editing-cycles>
    <meta:generator>LibreOffice/3.4$Win32 LibreOffice_project/340m1$Build-402</meta:generator>
    <meta:document-statistic meta:table-count="1" meta:image-count="0" meta:object-count="0" meta:page-count="1" meta:paragraph-count="44" meta:word-count="50" meta:character-count="583" meta:non-whitespace-character-count="559"/>
  </office:meta>
</office:document-meta>
</file>